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25-01-21 2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24-05-21 2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24-02-15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23-01-24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22-05-04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22-02-15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21-03-05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20-05-07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20-01-31 2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8-12-12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8-05-23 2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8-01-26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7-02-08 2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8-04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5-10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4-05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2-04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6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5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5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5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5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5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5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5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5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5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5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5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5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5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5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5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5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5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5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5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5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5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5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5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5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5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5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5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5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5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5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5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5-10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5-08-13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5-02-23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12-02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8-26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6-10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5-17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3-12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3-11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11-19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9-0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8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4-23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2-13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10-16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8-01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5-17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3-09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1-12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9-21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8-23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6-20 2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5-17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2-28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1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09-08-27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08-05-15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07-11-14 0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07-11-13 2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07-05-15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07-02-21 2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06-10-03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06-04-26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06-01-24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0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05-07-21 2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05-05-11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05-02-17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04-10-04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04-05-25 2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04-05-13 2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04-03-24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2002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1996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1994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722107002801</text:p>
          </table:table-cell>
          <table:table-cell office:value-type="string" calcext:value-type="string">
            <text:p>19S.02W.26.4424</text:p>
          </table:table-cell>
          <table:table-cell office:value-type="string" calcext:value-type="string">
            <text:p>1994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0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940" meta:object-count="0"/>
    <meta:user-defined meta:name="AppVersion">3.0</meta:user-defined>
  </office:meta>
</office:document-meta>
</file>